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7" style:parent-style-name="DefaultParagraphFont" style:family="text">
      <style:text-properties style:font-name="Liberation Serif" style:font-name-complex="Liberation Serif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0" style:parent-style-name="DefaultParagraphFont" style:family="text">
      <style:text-properties style:font-name="Liberation Serif" style:font-name-complex="Liberation Serif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3" style:parent-style-name="DefaultParagraphFont" style:family="text">
      <style:text-properties style:font-name="Liberation Serif" style:font-name-complex="Liberation Serif" fo:language="en" fo:country="GB"/>
    </style:style>
    <style:style style:name="T44" style:parent-style-name="DefaultParagraphFont" style:family="text">
      <style:text-properties style:font-name="Liberation Serif" style:font-name-complex="Liberation Serif" fo:language="en" fo:country="GB"/>
    </style:style>
    <style:style style:name="T45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6" style:parent-style-name="DefaultParagraphFont" style:family="text">
      <style:text-properties style:font-name="Liberation Serif" style:font-name-complex="Liberation Serif" fo:language="en" fo:country="GB"/>
    </style:style>
    <style:style style:name="T47" style:parent-style-name="DefaultParagraphFont" style:family="text">
      <style:text-properties style:font-name="Liberation Serif" style:font-name-complex="Liberation Serif" fo:language="en" fo:country="GB"/>
    </style:style>
    <style:style style:name="T48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9" style:parent-style-name="DefaultParagraphFont" style:family="text">
      <style:text-properties style:font-name="Liberation Serif" style:font-name-complex="Liberation Serif" fo:language="en" fo:country="GB"/>
    </style:style>
    <style:style style:name="T50" style:parent-style-name="DefaultParagraphFont" style:family="text">
      <style:text-properties style:font-name="Liberation Serif" style:font-name-complex="Liberation Serif" fo:language="en" fo:country="GB"/>
    </style:style>
    <style:style style:name="T51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2" style:parent-style-name="DefaultParagraphFont" style:family="text">
      <style:text-properties style:font-name="Liberation Serif" style:font-name-complex="Liberation Serif" fo:language="en" fo:country="GB"/>
    </style:style>
    <style:style style:name="T53" style:parent-style-name="DefaultParagraphFont" style:family="text">
      <style:text-properties style:font-name="Liberation Serif" style:font-name-complex="Liberation Serif" fo:language="en" fo:country="GB"/>
    </style:style>
    <style:style style:name="T54" style:parent-style-name="DefaultParagraphFont" style:family="text">
      <style:text-properties fo:language="en" fo:country="GB"/>
    </style:style>
    <style:style style:name="T55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6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 or Chance-based Occurrence (Hot Hand and Gambler fallacy Bias).</text:span></text:p>
      <text:p text:style-name="P16"><text:span text:style-name="T17">3.</text:span><text:span text:style-name="T18"><text:s/></text:span><text:span text:style-name="T19">hasOutcome</text:span><text:span text:style-name="T20">: A property linking series of events to the same Outcome (Gamblers Fallacy).<text:s/>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the illusory effect created by the Perception of Pattern (Pareidolia).</text:span></text:p>
      <text:p text:style-name="Normal"><text:span text:style-name="T34">7. isBiasedBy</text:span><text:span text:style-name="T35">: a property that connect a Person that is biased by the idea of seeing a Pattern such as meaningful shapes made by a visual stimulus(Pareidolia).</text:span></text:p>
      <text:p text:style-name="Normal"><text:span text:style-name="T36">8. isPerceivedAs</text:span><text:span text:style-name="T37">: a property that links the cognitive process of being aware of something like a trend in activity and what is perceived as part of the trend (IllusoryCorrelation).</text:span></text:p>
      <text:p text:style-name="Normal"><text:span text:style-name="T38">9.<text:s/></text:span><text:span text:style-name="T39">decide</text:span><text:span text:style-name="T40">: a property that links the cognitive process of deciding how to act after receiving information.</text:span></text:p>
      <text:p text:style-name="Normal"><text:span text:style-name="T41">10.<text:s/></text:span><text:span text:style-name="T42">have_knowledge</text:span><text:span text:style-name="T43">: a property that links the cognitive process of storing some information regarding a topic.</text:span></text:p>
      <text:p text:style-name="Normal"><text:span text:style-name="T44">11.<text:s/></text:span><text:span text:style-name="T45">involves</text:span><text:span text:style-name="T46">: a property that links the cognitive process of creating the perception of an experience and the experience to which it is linked to.</text:span></text:p>
      <text:p text:style-name="Normal"><text:span text:style-name="T47">12.<text:s/></text:span><text:span text:style-name="T48">misjudged</text:span><text:span text:style-name="T49">: a property that links the cognitive process of misinterpreting information.<text:s/></text:span></text:p>
      <text:p text:style-name="Normal"><text:span text:style-name="T50">13</text:span><text:span text:style-name="T51">. hasEffect:</text:span><text:span text:style-name="T52"><text:s/>a property linking a perceived correlation between the variables and the illusory effect that this produce</text:span></text:p>
      <text:p text:style-name="Normal"><text:span text:style-name="T53">14.</text:span><text:span text:style-name="T54"><text:s/></text:span><text:span text:style-name="T55">hasInfluence:</text:span><text:span text:style-name="T56">A property connecting an Entity (Pattern) that affects in different ways another entity (PerceptionExperienc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0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 Consiglio - corrado.consiglio@studio.unibo.it</dc:creator>
    <meta:creation-date>2024-03-04T09:45:00Z</meta:creation-date>
    <dc:date>2024-03-05T14:16:00Z</dc:date>
    <meta:template xlink:href="Normal.dotm" xlink:type="simple"/>
    <meta:editing-cycles>4</meta:editing-cycles>
    <meta:editing-duration>PT120S</meta:editing-duration>
    <meta:document-statistic meta:page-count="1" meta:paragraph-count="4" meta:word-count="319" meta:character-count="2137" meta:row-count="15" meta:non-whitespace-character-count="1822"/>
  </office:meta>
</office:document-meta>
</file>